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13cm" fo:text-indent="-0.635cm" fo:margin-left="9.01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. 11 :<text:span text:style-name="T1"> <text:s/>Environnement de l'entreprise</text:span></text:p>
      <text:p text:style-name="P2"><text:span text:style-name="T1"/></text:p>
      <text:p text:style-name="P2"><text:span text:style-name="T1"/></text:p>
      <text:p text:style-name="P3"><text:span text:style-name="T1">TD :</text:span></text:p>
      <text:p text:style-name="P3"><text:span text:style-name="T1"/></text:p>
      <text:p text:style-name="P4"><text:span text:style-name="T1">1 - 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Éléments PESTEL</text:p>
          </table:table-cell>
          <table:table-cell table:style-name="Tableau1.B1" office:value-type="string">
            <text:p text:style-name="P1">Descriptif</text:p>
          </table:table-cell>
        </table:table-row>
        <table:table-row>
          <table:table-cell table:style-name="Tableau1.A2" office:value-type="string">
            <text:p text:style-name="P1">P</text:p>
          </table:table-cell>
          <table:table-cell table:style-name="Tableau1.B2" office:value-type="string">
            <text:p text:style-name="P1">Aide de l'Etat accession propriété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B2" office:value-type="string">
            <text:p text:style-name="P1">Taux d'intérêts</text:p>
          </table:table-cell>
        </table:table-row>
        <table:table-row>
          <table:table-cell table:style-name="Tableau1.A2" office:value-type="string">
            <text:p text:style-name="P1">S</text:p>
          </table:table-cell>
          <table:table-cell table:style-name="Tableau1.B2" office:value-type="string">
            <text:p text:style-name="P1">Être proprio de son logement, doc 6</text:p>
          </table:table-cell>
        </table:table-row>
        <table:table-row>
          <table:table-cell table:style-name="Tableau1.A2" office:value-type="string">
            <text:p text:style-name="P1">T</text:p>
          </table:table-cell>
          <table:table-cell table:style-name="Tableau1.B2" office:value-type="string">
            <text:p text:style-name="P1">Doc 5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B2" office:value-type="string">
            <text:p text:style-name="P1">diminuer empreinte énergétique et carbone des logements</text:p>
          </table:table-cell>
        </table:table-row>
        <table:table-row>
          <table:table-cell table:style-name="Tableau1.A2" office:value-type="string">
            <text:p text:style-name="P1">L</text:p>
          </table:table-cell>
          <table:table-cell table:style-name="Tableau1.B2" office:value-type="string">
            <text:p text:style-name="P1">Construire maisons dans les normes</text:p>
          </table:table-cell>
        </table:table-row>
      </table:table>
      <text:p text:style-name="P4"><text:span text:style-name="T1"/></text:p>
      <text:p text:style-name="P4"><text:span text:style-name="T1"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">Opportunités</text:p>
          </table:table-cell>
          <table:table-cell table:style-name="Tableau2.B1" office:value-type="string">
            <text:p text:style-name="P1">Menaces</text:p>
          </table:table-cell>
        </table:table-row>
        <table:table-row>
          <table:table-cell table:style-name="Tableau2.A2" office:value-type="string">
            <text:p text:style-name="P1">P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E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S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T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E</text:p>
          </table:table-cell>
          <table:table-cell table:style-name="Tableau2.B2" office:value-type="string">
            <text:p text:style-name="P1">E</text:p>
          </table:table-cell>
        </table:table-row>
        <table:table-row>
          <table:table-cell table:style-name="Tableau2.A2" office:value-type="string">
            <text:p text:style-name="P1">L</text:p>
          </table:table-cell>
          <table:table-cell table:style-name="Tableau2.B2" office:value-type="string">
            <text:p text:style-name="P1">L</text:p>
          </table:table-cell>
        </table:table-row>
      </table:table>
      <text:p text:style-name="P4"><text:span text:style-name="T1"/></text:p>
      <text:p text:style-name="P4"><text:span text:style-name="T1">Pour le E et L ça dépendra de la situation actuelle et des prévisions de Bouygues</text:span></text:p>
      <text:p text:style-name="P4"><text:span text:style-name="T1"/></text:p>
      <text:p text:style-name="P3">Ce qu'il faut retenir :</text:p>
      <text:p text:style-name="P3"/>
      <text:p text:style-name="P4">Le concept d'environnement de l'entreprise :</text:p>
      <text:p text:style-name="P4"/>
      <text:list xml:id="list7893807128471829785" text:style-name="L1">
        <text:list-item>
          <text:p text:style-name="P6">Définition générale : Ensemble des facteurs extérieurs à l'entreprise et qui ont une influence directe ou indirecte sur l'activité de celle-ci.</text:p>
        </text:list-item>
      </text:list>
      <text:p text:style-name="P5"/>
      <text:p text:style-name="P5"/>
      <text:p text:style-name="P4">Distinction</text:p>
      <text:p text:style-name="P4"/>
      <text:list xml:id="list6143450366025994346" text:style-name="L2">
        <text:list-item>
          <text:p text:style-name="P7">Macro-environnement : Caractéristiques de l'économie et de la société qui influencent l'entreprise mais sur lesquelles l'entreprise n'a aucune influence</text:p>
          <text:p text:style-name="P7"/>
        </text:list-item>
        <text:list-item>
          <text:p text:style-name="P7">Micro-environnement : Éléments proches de l'entreprise qui ont une influence <text:soft-page-break/>directe sur celle-ci et sur lesquels, l'entreprise a une influence</text:p>
        </text:list-item>
      </text:list>
      <text:p text:style-name="P5"/>
      <text:p text:style-name="P5"/>
      <text:p text:style-name="P4">Étude macro-environnement</text:p>
      <text:p text:style-name="P4"/>
      <text:list xml:id="list3077521509807486424" text:style-name="L3">
        <text:list-item>
          <text:p text:style-name="P8">Outil : Méthode PESTEL</text:p>
          <text:p text:style-name="P8"/>
        </text:list-item>
        <text:list-item>
          <text:p text:style-name="P8">Intérêt de la méthode : Étude qui permet de mettre en avant 6 influences pouvant constituer des opportunités (favorisent le développement de l'entreprise) ou des menaces (font l'obstacle au développement de l'entreprise)</text:p>
        </text:list-item>
      </text:list>
      <text:p text:style-name="P5"/>
      <text:p text:style-name="P4">Étude micro-environnement</text:p>
      <text:p text:style-name="P4"/>
      <text:list xml:id="list773712886113201729" text:style-name="L4">
        <text:list-item>
          <text:p text:style-name="P9">Outil : Méthode « Les 5 forces de PORTER »</text:p>
          <text:p text:style-name="P9"/>
        </text:list-item>
        <text:list-item>
          <text:p text:style-name="P9">Identification des 5 forces :</text:p>
        </text:list-item>
      </text:list>
      <text:list xml:id="list1495694865943486002" text:style-name="L5">
        <text:list-item>
          <text:p text:style-name="P10">Les nouveaux entrants</text:p>
        </text:list-item>
        <text:list-item>
          <text:p text:style-name="P10">Les produits de substitutions</text:p>
        </text:list-item>
        <text:list-item>
          <text:p text:style-name="P10">Pouvoir de négociation des fournisseurs</text:p>
        </text:list-item>
        <text:list-item>
          <text:p text:style-name="P10">Pouvoir de négociation des clients</text:p>
        </text:list-item>
        <text:list-item>
          <text:p text:style-name="P10">Intensité concurrentielle du marché</text:p>
        </text:list-item>
      </text:list>
      <text:p text:style-name="P5"/>
      <text:p text:style-name="P5"/>
      <text:p text:style-name="P11">II – Impact de l'environnement sur l'entreprise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3-31T15:38:17</meta:creation-date>
    <meta:document-statistic meta:table-count="2" meta:image-count="0" meta:object-count="0" meta:page-count="2" meta:paragraph-count="46" meta:word-count="240" meta:character-count="1467"/>
    <dc:date>2022-03-31T16:52:29</dc:date>
    <dc:creator>Jordan </dc:creator>
    <meta:editing-duration>PT13M29S</meta:editing-duration>
    <meta:editing-cycles>1</meta:editing-cycles>
    <meta:generator>OpenOffice/4.1.7$Unix OpenOffice.org_project/417m1$Build-9800</meta:generator>
  </office:meta>
</office:document-meta>
</file>